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1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2" style:family="text">
      <style:text-properties fo:color="#000000" loext:opacity="100%" style:font-name="Courier" fo:font-size="12pt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TURN TO THE LORD <text:s text:c="10"/>Ash Wed. <text:s text:c="2"/>(2/21/96) <text:s text:c="12"/>Joel 2:12-13a</text:p>
      <text:p text:style-name="P3"><text:s/>"Yet even now, says the Lord, return to me with all your heart, with fasting, with weeping, and with mourning; rend your hearts and not your clothing." <text:s/>These are your words. <text:s/>Lord, sanctify us in your truth, your word is truth. Amen.</text:p>
      <text:p text:style-name="P1"><text:span text:style-name="T1"/></text:p>
      <text:p text:style-name="P3"><text:s/>Some basketball players knew that their coach was a Methodist pastor. He never said much about it. <text:s/>They liked him and wanted to tease him a little and find out what he believed. <text:s/>So they were half-heartedly talking in the classroom about what they planned to give up for Lent. <text:s/>Some said chocolate, others said Coke, and one said Playboy centerfolds. <text:s/>Then one of the boys asked coach Morris what he planned to give up for Lent. <text:s/>The coach played dumb: "You mean you guys are supposed to give up something for Lent?" <text:s/>One of the team answered, "Yeah, you're supposed to give up something that gives you pleasure". <text:s/>Coach thought a second, and then said, "Well, I guess then for Lent I'll just have to give up going to church."</text:p>
      <text:p text:style-name="P1"><text:span text:style-name="T1"/></text:p>
      <text:p text:style-name="P3"><text:s/>Well, coach had beat the team at their own game. <text:s/>His answer punctured their notions that Lent is just a temporary moratorium on indulging the flesh. <text:s/>Lent is more than that...it is the season when we center our attention on the one story that tells us the deepest truth about God's world: the story of Jesus Christ crucified. <text:s/>In Christ, God was reconciling the world to himself---inviting us to the great feast that celebrates our oneness in Christ. <text:s/>Though Coach Morris pretended not to know anything about Lent, he knew the most important thing--that our truest pleasure is to participate in that feast of reconciliation. <text:s/>That's what we remember this season.</text:p>
      <text:p text:style-name="P1"><text:span text:style-name="T1"/></text:p>
      <text:p text:style-name="P3"><text:s/>As we go through Lent, we tend to "mess us" a great deal. <text:s/>Good intentions disintegrate, and our best efforts foul up. <text:s/>As Paul says in Romans, "We do not do what we want, but we do the very thing we hate." <text:s/>We intend to become more patient, more loving and caring---and find ourselves lashing out at others more than ever, especially our loved ones. <text:s/>It seems that as we try to be good, the burden of our memories and guilt gets heavier and heavier. <text:s/>We hurt ourselves and others more than ever. <text:s/>It becomes a downward spiral until we cry with the Psalmist: "Blot out my transgressions! <text:s/>Cleanse me from my sins!"</text:p>
      <text:p text:style-name="P1"><text:span text:style-name="T1"/></text:p>
      <text:p text:style-name="P3"><text:s/>Because Jesus Christ offers forgiveness, we need to return to the Lord. <text:s/>Jesus gives us the courage to stand up and move forward. <text:s/>He gives us his body and blood that we might have new life. <text:s/>By ourselves, we are broken. <text:s/>With Christ, we are made whole again. <text:s/>The Lord forgets our iniquities, but will never forget us. <text:s/>We return to the Lord, and move forward.</text:p>
      <text:p text:style-name="P1"><text:span text:style-name="T1"/></text:p>
      <text:p text:style-name="P3"><text:s text:c="2"/>That may sound like a contradiction in terms--'return and move forward'.</text:p>
      <text:p text:style-name="P3">For the prophet Joel it was not a contradiction at all. <text:s/>The Greek New Testament word for 'repentance' is 'metanoia' (change your mind). It is a good concept. <text:s/>But here in Joel the Hebrew term is 'shuv' (return). <text:s/>The Greek word for repentance means to come to ourselves, the Hebrew word means to come to God. <text:s/>And because God is merciful, then we can be forgiven and start again, going forward in newness of life.</text:p>
      <text:p text:style-name="P1"><text:span text:style-name="T1"/></text:p>
      <text:p text:style-name="P3"><text:soft-page-break/><text:s text:c="2"/>I guess the best way to describe Ash Wednesday is in terms of a marriage. <text:s/>It is grace which permits a marriage to survive. <text:s/>If someone is unwilling to forgive and forget, a marriage cannot last. <text:s/>God has entered a covenant relationship with each of us that is very much like a marriage. <text:s/>It is a marriage that survives because God has an unlimited reservoir of grace. <text:s/>It never runs out. <text:s/>No matter what humans do, God remains faithful and true. <text:s/>He promises to always be there. <text:s/>God's will, to bring all people into communion with him, does not change.</text:p>
      <text:p text:style-name="P1"><text:span text:style-name="T1"/></text:p>
      <text:p text:style-name="P3"><text:s text:c="2"/>Ash Wednesday is a little scene from this marriage. <text:s/>It is not a pretty scene. <text:s/>Through the centuries, as a smudge of ashes is signed on the foreheads of God's children, it says:</text:p>
      <text:p text:style-name="P3"><text:s/>-I am not God, I am a human being</text:p>
      <text:p text:style-name="P3"><text:s/>-I am going to die</text:p>
      <text:p text:style-name="P3"><text:s/>-I desperately need God's mercy and grace in my life.</text:p>
      <text:p text:style-name="P1"><text:span text:style-name="T1">The confession we make today is of our frailty and weakness....it is not a pretty scene at all. <text:s/>And yet it is just such honesty with ourselves and with our beloved (spouse </text:span><text:span text:style-name="T2">or</text:span><text:span text:style-name="T1"> God) that makes marriage (covenant) possible.</text:span></text:p>
      <text:p text:style-name="P1"><text:span text:style-name="T1"/></text:p>
      <text:p text:style-name="P1"><text:span text:style-name="T1"><text:s text:c="2"/>The marriage scene of Ash Wednesday shows us the one thing that keeps us from being burned up by God's righteous fury: <text:s/>Our God is gracious, and merciful, and slow to anger, and abounding in steadfast love. <text:s/>God is merciful (the Hebrew word means mothering....God surrounds us with love like a mother's). <text:s/>And the Hebrew</text:span><text:span text:style-name="T3"> </text:span><text:span text:style-name="T1">word for 'slow to anger' means 'long of nose' (it takes a long time for God's face to get red). <text:s/>Only this grace and mercy and patience of God makes our relationship possible.</text:span></text:p>
      <text:p text:style-name="P1"><text:span text:style-name="T1"/></text:p>
      <text:p text:style-name="P3"><text:s text:c="2"/>Ash Wednesday has two sides to it. <text:s/>There is the ugly side....our sinfulness which we will never be able to control completely. <text:s/>And then there is the other (beautiful) side....God's side of the covenant, where God listens to our confession, invites us to return, and to go forward in faith. <text:s/>Coach Morris was right when he told the basketball team that there is a beautiful side to Lent...because of what Christ has done, there is a feast prepared for those who remain in relationship with Christ. <text:s/>We don't deserve an invitation.....someone else would have kicked us out of the marriage long ago. <text:s/>But God is merciful and gracious, and doesn't give up.</text:p>
      <text:p text:style-name="P1"><text:span text:style-name="T1"/></text:p>
      <text:p text:style-name="P1"><text:span text:style-name="T1"><text:s text:c="2"/>Come today to the banquet for sinners. <text:s/>We come with shame, knowing we do not belong at the Lord's table. <text:s/>But we also come with joy, knowing that he bids us in love to come....</text:span><text:span text:style-name="T2">and to be changed.</text:span></text:p>
      <text:p text:style-name="P1"><text:span text:style-name="T2"/></text:p>
      <text:p text:style-name="P3"><text:s text:c="2"/>This is where the sacrifice of lent comes in. <text:s/>God is not impressed that we make a show of forgoing some pleasures for a few weeks. <text:s/>What pleases God is a broken and a contrite heart, a rebellious heart that is tamed by his love. <text:s/>It can be wonderful to fast....but we do it for God....that others may be blessed.</text:p>
      <text:p text:style-name="P1"><text:span text:style-name="T1"/></text:p>
      <text:p text:style-name="P3"><text:s text:c="2"/>Last year I read a Pastor's monthly congregational letter that talked about adding something instead of giving something up for lent. <text:s/>He called on parishioners to add daily devotions, to add visits to someone who was ill or lonely, to take on a ministry like that of our Lord on behalf of others. <text:s/>Lent is more than giving up pleasures, it is living closer to <text:soft-page-break/>Christ.</text:p>
      <text:p text:style-name="P1"><text:span text:style-name="T1"/></text:p>
      <text:p text:style-name="P3"><text:s text:c="2"/>May I suggest a Lenten sacrifice today? <text:s/>Millions of people are starving <text:s/>in our world...if we would tame our rebellious hearts enough to sacrifice that others would have food for their bodies, God will bless us with food for our souls. <text:s/>Give it a try. <text:s/>Make a commitment this Lent to live for God and for others. <text:s/>Even when we do this privately, it will be a powerful witness to others where God can be found. <text:s/>Our God is not honored by flashy bumper stickers and showy prayers, but in broken hearts and humble service.</text:p>
      <text:p text:style-name="P1"><text:span text:style-name="T1"/></text:p>
      <text:p text:style-name="P3"><text:s text:c="2"/>Return to the Lord, and move forward in faith.</text:p>
      <text:p text:style-name="P1"><text:span text:style-name="T1"/></text:p>
      <text:p text:style-name="P3"><text:s text:c="2"/>+The peace of God which passes all understanding keep your hearts and minds in Christ Jesus. Am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document-statistic meta:table-count="0" meta:image-count="0" meta:object-count="0" meta:page-count="3" meta:paragraph-count="22" meta:word-count="1243" meta:character-count="6937" meta:non-whitespace-character-count="5602"/>
  </office:meta>
</office:document-meta>
</file>